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2.5625in"/>
    </style:style>
    <style:style style:name="Table1.C" style:family="table-column">
      <style:table-column-properties style:column-width="2.8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ans" fo:font-size="16pt" fo:language="de" fo:country="DE" style:text-underline-style="solid" style:text-underline-width="auto" style:text-underline-color="font-color" fo:font-weight="bold" officeooo:rsid="00064633" officeooo:paragraph-rsid="00064633"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ans" fo:font-size="16pt" fo:language="de" fo:country="DE" style:text-underline-style="none" fo:font-weight="bold" officeooo:rsid="00064633" officeooo:paragraph-rsid="00064633"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ans" fo:font-size="12pt" fo:language="de" fo:country="DE" style:text-underline-style="none" fo:font-weight="bold" officeooo:rsid="000650a5" officeooo:paragraph-rsid="000650a5" style:font-size-asian="10.5pt" style:font-weight-asian="bold" style:font-size-complex="12pt" style:font-weight-complex="bold"/>
    </style:style>
    <style:style style:name="P4" style:family="paragraph" style:parent-style-name="Standard">
      <style:paragraph-properties fo:text-align="center"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language="de" fo:country="DE" style:text-underline-style="none" fo:font-weight="normal" officeooo:rsid="000650a5" officeooo:paragraph-rsid="000650a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language="de" fo:country="DE" style:text-underline-style="none" fo:font-weight="normal" officeooo:rsid="000650a5" officeooo:paragraph-rsid="000c876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language="de" fo:country="DE" style:text-underline-style="none" fo:font-weight="normal" officeooo:rsid="000c8762" officeooo:paragraph-rsid="000c876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language="de" fo:country="DE" style:text-underline-style="none" fo:font-weight="normal" officeooo:rsid="000dd09b" officeooo:paragraph-rsid="000dd09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language="de" fo:country="DE" style:text-underline-style="solid" style:text-underline-width="auto" style:text-underline-color="font-color" fo:font-weight="normal" officeooo:rsid="000650a5" officeooo:paragraph-rsid="000650a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6db98"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ans" fo:font-size="10pt" fo:language="de" fo:country="DE" style:text-underline-style="none" fo:font-weight="normal" officeooo:rsid="000650a5" officeooo:paragraph-rsid="0007e214" style:font-size-asian="10pt" style:font-weight-asian="normal" style:font-size-complex="10pt" style:font-weight-complex="normal"/>
    </style:style>
    <style:style style:name="P12" style:family="paragraph" style:parent-style-name="Table_20_Contents">
      <style:paragraph-properties fo:text-align="start" style:justify-single-word="false"/>
      <style:text-properties style:font-name="Liberation Sans" fo:font-size="12pt" officeooo:rsid="0006db98" officeooo:paragraph-rsid="0006db98" style:font-size-asian="12pt" style:font-size-complex="12pt"/>
    </style:style>
    <style:style style:name="P13" style:family="paragraph" style:parent-style-name="Table_20_Contents">
      <style:paragraph-properties fo:text-align="start" style:justify-single-word="false"/>
      <style:text-properties style:font-name="Liberation Sans" fo:font-size="10pt" officeooo:paragraph-rsid="0007e214" style:font-size-asian="10pt" style:font-size-complex="10pt"/>
    </style:style>
    <style:style style:name="P14" style:family="paragraph" style:parent-style-name="Table_20_Contents">
      <style:paragraph-properties fo:text-align="start" style:justify-single-word="false"/>
      <style:text-properties style:font-name="Liberation Sans" fo:font-size="10pt" officeooo:paragraph-rsid="000a4da0" style:font-size-asian="10pt" style:font-size-complex="10pt"/>
    </style:style>
    <style:style style:name="P15" style:family="paragraph" style:parent-style-name="Table_20_Contents">
      <style:paragraph-properties fo:text-align="start" style:justify-single-word="false"/>
      <style:text-properties style:font-name="Liberation Sans" fo:font-size="10pt" officeooo:paragraph-rsid="000a804b" style:font-size-asian="10pt" style:font-size-complex="10pt"/>
    </style:style>
    <style:style style:name="P16" style:family="paragraph" style:parent-style-name="Table_20_Contents">
      <style:paragraph-properties fo:text-align="start" style:justify-single-word="false"/>
      <style:text-properties style:font-name="Liberation Sans" fo:font-size="10pt" officeooo:paragraph-rsid="000c5d19" style:font-size-asian="10pt" style:font-size-complex="10pt"/>
    </style:style>
    <style:style style:name="P17" style:family="paragraph" style:parent-style-name="Standard">
      <style:paragraph-properties fo:text-align="center" style:justify-single-word="false"/>
      <style:text-properties style:font-name="Liberation Sans" fo:font-size="16pt" fo:language="de" fo:country="DE" style:text-underline-style="none" fo:font-weight="normal" officeooo:rsid="00064633" officeooo:paragraph-rsid="00064633"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style:font-name="Liberation Sans" fo:font-size="12pt" fo:language="de" fo:country="DE" style:text-underline-style="none" fo:font-weight="bold" officeooo:rsid="000650a5" officeooo:paragraph-rsid="000c8762"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Liberation Sans" fo:font-size="12pt" fo:language="de" fo:country="DE" style:text-underline-style="none" fo:font-weight="normal" officeooo:rsid="000650a5" officeooo:paragraph-rsid="000c8762"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de" fo:country="DE" style:text-underline-style="none" fo:font-weight="normal" officeooo:rsid="0010709e" officeooo:paragraph-rsid="0010709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de" fo:country="DE" style:text-underline-style="none" fo:font-weight="normal" officeooo:rsid="000c8762" officeooo:paragraph-rsid="000c876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de" fo:country="DE" style:text-underline-style="none" fo:font-weight="normal" officeooo:rsid="0010e9ed" officeooo:paragraph-rsid="0010e9ed"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fo:language="de" fo:country="DE" style:text-underline-style="none" fo:font-weight="normal" officeooo:rsid="000dd09b" officeooo:paragraph-rsid="000dd09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fo:language="de" fo:country="DE" style:text-underline-style="none" fo:font-weight="normal" officeooo:rsid="001409fd" officeooo:paragraph-rsid="001409fd"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fo:language="de" fo:country="DE" style:text-underline-style="none" fo:font-weight="normal" officeooo:rsid="000e0403" officeooo:paragraph-rsid="000e0403"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fo:language="de" fo:country="DE" style:text-underline-style="none" fo:font-weight="normal" officeooo:rsid="0016c12d" officeooo:paragraph-rsid="0016c12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fo:language="de" fo:country="DE" style:text-underline-style="none" fo:font-weight="normal" officeooo:rsid="001bae14" officeooo:paragraph-rsid="001bae14"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Liberation Sans" fo:font-size="20pt" fo:language="de" fo:country="DE" style:text-underline-style="solid" style:text-underline-width="auto" style:text-underline-color="font-color" fo:font-weight="bold" officeooo:rsid="00064633" officeooo:paragraph-rsid="00064633" style:font-size-asian="20pt" style:font-weight-asian="bold" style:font-size-complex="20pt" style:font-weight-complex="bold"/>
    </style:style>
    <style:style style:name="T1" style:family="text">
      <style:text-properties officeooo:rsid="000650a5"/>
    </style:style>
    <style:style style:name="T2" style:family="text">
      <style:text-properties officeooo:rsid="0006db98"/>
    </style:style>
    <style:style style:name="T3" style:family="text">
      <style:text-properties officeooo:rsid="000c8762"/>
    </style:style>
    <style:style style:name="T4" style:family="text">
      <style:text-properties officeooo:rsid="000dd09b"/>
    </style:style>
    <style:style style:name="T5" style:family="text">
      <style:text-properties officeooo:rsid="00102e0d"/>
    </style:style>
    <style:style style:name="T6" style:family="text">
      <style:text-properties officeooo:rsid="0010709e"/>
    </style:style>
    <style:style style:name="T7" style:family="text">
      <style:text-properties officeooo:rsid="0017f85a"/>
    </style:style>
    <style:style style:name="T8" style:family="text">
      <style:text-properties officeooo:rsid="0019e390"/>
    </style:style>
    <style:style style:name="T9" style:family="text">
      <style:text-properties officeooo:rsid="001bae14"/>
    </style:style>
    <style:style style:name="T10" style:family="text">
      <style:text-properties officeooo:rsid="001c02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Verteilte Systeme Praktikum WS18/19</text:p>
      <text:p text:style-name="P1"/>
      <text:p text:style-name="P2"><text:span text:style-name="T1">P</text:span>rotokoll Muhammed Selim Sinan und Rayhana Akbari</text:p>
      <text:p text:style-name="P17"/>
      <text:p text:style-name="P17"/>
      <text:p text:style-name="P3">Projektplan (Termin 1)</text:p>
      <text:p text:style-name="P4"/>
      <text:p text:style-name="P9">Anforderungsanalyse <text:span text:style-name="T2">Gesamtsystem</text:span>:</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2">Aufgabe 1</text:p>
          </table:table-cell>
          <table:table-cell table:style-name="Table1.A1" office:value-type="string">
            <text:p text:style-name="P12">Funktionale Anforderungen</text:p>
          </table:table-cell>
          <table:table-cell table:style-name="Table1.C1" office:value-type="string">
            <text:p text:style-name="P12">Nicht-Funktionale Anforderungen</text:p>
          </table:table-cell>
        </table:table-row>
        <table:table-row>
          <table:table-cell table:style-name="Table1.A2" office:value-type="string">
            <text:p text:style-name="P12">Gesamtsystem</text:p>
          </table:table-cell>
          <table:table-cell table:style-name="Table1.A2" office:value-type="string">
            <text:p text:style-name="P10">- Das Gesamtsystem soll tatsächtlich verteilt sein, sodass einzelne Komponenten von verschiedenen Systemen aus gestartet werden können.</text:p>
            <text:p text:style-name="P10"/>
            <text:p text:style-name="P10">- <text:span text:style-name="T2">Es sollen mehrere Smart-Homes (min. 3) parallel samt ihrer Sensoren laufen.</text:span></text:p>
          </table:table-cell>
          <table:table-cell table:style-name="Table1.C2" office:value-type="string">
            <text:p text:style-name="P11">- Die Bedienungsoberflächen sollten so gestaltet sein, dass der Nutzer <text:span text:style-name="T2">versteht was passiert.</text:span></text:p>
            <text:p text:style-name="P11"/>
            <text:p text:style-name="P11">- <text:span text:style-name="T2">Das Starten des Gesamtsystems soll mit nicht viel Aufwand verbunden sein.</text:span></text:p>
          </table:table-cell>
        </table:table-row>
        <table:table-row>
          <table:table-cell table:style-name="Table1.A2" office:value-type="string">
            <text:p text:style-name="P12">Aufgabe 2</text:p>
          </table:table-cell>
          <table:table-cell table:style-name="Table1.A2" office:value-type="string">
            <text:p text:style-name="P13">- Sensoren sollen Informationen, die sich ständig ändern erfassen/simulieren.<text:line-break/></text:p>
            <text:p text:style-name="P13">- Die Information soll an eine Zentrale in einem geeigneten Nachrichtenformat über UDP übertragen werden.<text:line-break/></text:p>
            <text:p text:style-name="P13">- Die Zentrale soll die empfangenen Informationen an eine Standartausgabe unter Angabe von IP, Port und Sensortyp ausgeben.</text:p>
          </table:table-cell>
          <table:table-cell table:style-name="Table1.C2" office:value-type="string">
            <text:p text:style-name="P14">- Die Übertragung sollte keine hohe Latenz haben.</text:p>
            <text:p text:style-name="P14"><text:line-break/>- Die Zentrale soll in der Lage sein bis zu 20 Sensoren parallel zu verarbeiten.</text:p>
          </table:table-cell>
        </table:table-row>
        <table:table-row>
          <table:table-cell table:style-name="Table1.A2" office:value-type="string">
            <text:p text:style-name="P12">Aufgabe 3</text:p>
          </table:table-cell>
          <table:table-cell table:style-name="Table1.A2" office:value-type="string">
            <text:p text:style-name="P14">- Die Zentrale soll einen HTTP-Server besitzen, der den HTTP GET Befehl mindestens beherrscht.</text:p>
            <text:p text:style-name="P14"><text:line-break/>- Die HTTP-Schnittstelle der Zentrale soll über REST-API den Zugriff auf die einzelnen Sensordaten und deren Historie ermöglichen.</text:p>
          </table:table-cell>
          <table:table-cell table:style-name="Table1.C2" office:value-type="string">
            <text:p text:style-name="P14">- Die HTTP Seiten sollten benutzerfreundlich sein.</text:p>
            <text:p text:style-name="P14"><text:line-break/>- Die einzelnen Sensordaten sollten einen Zeitstempel haben und chronologisch sortiert sein</text:p>
          </table:table-cell>
        </table:table-row>
        <table:table-row>
          <table:table-cell table:style-name="Table1.A2" office:value-type="string">
            <text:p text:style-name="P12">Aufgabe 4</text:p>
          </table:table-cell>
          <table:table-cell table:style-name="Table1.A2" office:value-type="string">
            <text:p text:style-name="P14">- Die Smart-Home-Zentralen sollen ihren Status über MQTT an den Hersteller übermitteln.</text:p>
            <text:p text:style-name="P14"><text:line-break/>- Der Hersteller soll die Daten persistent speichern.</text:p>
          </table:table-cell>
          <table:table-cell table:style-name="Table1.C2" office:value-type="string">
            <text:p text:style-name="P14">- Die Server des Herstellers sollen aufgrund der Ausfallsicherheit redundant ausgelegt werden.<text:line-break/></text:p>
            <text:p text:style-name="P14">- Die Übertragung an den Hersteller soll den Betrieb der Smart-Home-Zentrale nicht beeinträchtigen.</text:p>
          </table:table-cell>
        </table:table-row>
        <table:table-row>
          <table:table-cell table:style-name="Table1.A2" office:value-type="string">
            <text:p text:style-name="P12">Aufgabe 5</text:p>
          </table:table-cell>
          <table:table-cell table:style-name="Table1.A2" office:value-type="string">
            <text:p text:style-name="P15">- Die Herstellerserver sollen über eine RPC Schnittstelle die Daten durch Wetterdaten anreichern und an die Zentrale zurückschicken.<text:line-break/></text:p>
            <text:p text:style-name="P15">- Die Wetterdaten sollen im HTTP Interface der einzelnen Smart-Home Zentralen abgerufen werden können.</text:p>
          </table:table-cell>
          <table:table-cell table:style-name="Table1.C2" office:value-type="string">
            <text:p text:style-name="P16">- Die Software benutzt die reale REST-API von OpenWeatherMap<text:line-break/></text:p>
            <text:p text:style-name="P16">- Die Server des Herstellers kann mit bis zu 10 Zentralen effizient kommunizieren.</text:p>
          </table:table-cell>
        </table:table-row>
      </table:table>
      <text:p text:style-name="P5"/>
      <text:p text:style-name="P5"/>
      <text:p text:style-name="P5"/>
      <text:p text:style-name="P5"/>
      <text:p text:style-name="P18"><text:soft-page-break/>Grobes Systemdesign <text:span text:style-name="T10">(Termin 1)</text:span></text:p>
      <text:p text:style-name="P6"><text:line-break/>Im Groben gibt es <text:span text:style-name="T3">ein</text:span> Smart-Home-System bestehend aus <text:span text:style-name="T6">verschiedenen Sensoren</text:span> und einer Zentrale. Daneben unterhält der Hersteller Server, welche mit Daten vom Wetterdienst und Daten von den Smart-Home-Zentralen versorgt werden.</text:p>
      <text:p text:style-name="P6"/>
      <text:p text:style-name="P20">Eigenständige Programme/Projekte sind:</text:p>
      <text:p text:style-name="P20">- Sensoren</text:p>
      <text:p text:style-name="P20">- Smart-Home-Zentrale</text:p>
      <text:p text:style-name="P20">- Herstellerserver</text:p>
      <text:p text:style-name="P6"/>
      <text:p text:style-name="P7">Die Sensoren sind getrennt von der Smart-Home Zentrale und kommunizieren mit dieser ausschließlich per UDP. Ein Sensor läuft in einem eigenen Thread <text:span text:style-name="T4">und läuft somit parallel mit anderen Sensoren verschiedener Typen.</text:span></text:p>
      <text:p text:style-name="P7"/>
      <text:p text:style-name="P22">Sensoren Features:</text:p>
      <text:p text:style-name="P22">- UDP Socket, <text:span text:style-name="T7">zum verschicken von Messdaten</text:span></text:p>
      <text:p text:style-name="P22">- Multithreading, <text:span text:style-name="T7">zum darstellen verteilter Peripherie</text:span></text:p>
      <text:p text:style-name="P22">- Zufällige Messdaten</text:p>
      <text:p text:style-name="P7"/>
      <text:p text:style-name="P8">Die Smart-Home Zentrale empfängt die anströmenden Sensordaten und startet pro Nachricht einen neuen Thread, um diese zu speichern. Das sorgt dafür, dass Nachrichten auch bei einem Fluten des Servers nicht verloren gehen. Die Speicherung der Daten erfolgt im Producer-Consumer-Pattern, sodass sie an anderer Stelle effizient abgefragt werden bei gleichzeitiger Speicherung. Die Zentrale präsentiert die Sensordatenhistorie auf einem Webserver, welcher parallel läuft und HTTP und REST implementiert.</text:p>
      <text:p text:style-name="P8"/>
      <text:p text:style-name="P24">Smart-Home-Zentrale Features:</text:p>
      <text:p text:style-name="P24">- UDP Socket, zum empfangen <text:span text:style-name="T8">von Messdaten</text:span></text:p>
      <text:p text:style-name="P24">- Producer-Consumer Pattern, <text:span text:style-name="T8">zum effizienten speichern der Daten</text:span></text:p>
      <text:p text:style-name="P24">- HTTP Requests, <text:span text:style-name="T8">um die Daten abzufragen</text:span></text:p>
      <text:p text:style-name="P24">- REST API, <text:span text:style-name="T8">um die Daten abzufragen</text:span></text:p>
      <text:p text:style-name="P24">- MQTT, <text:span text:style-name="T9">zum Datenaustausch mit dem Hersteller</text:span></text:p>
      <text:p text:style-name="P8"/>
      <text:p text:style-name="P25">Der Hersteller unterhält Server welche redundant ausgelegt sind aufgrund von Ausfallsicherheit und kommunizieren per MQTT mit dem Webserver der Smart-Home-Zentralen. <text:span text:style-name="T5">Es wird auf die Sensordaten der Smart-Home-Zentralen zugegriffen und mit Wetterdaten aus einem externen weiteren Server angereichert.</text:span></text:p>
      <text:p text:style-name="P25"/>
      <text:p text:style-name="P26">Hersteller Features:</text:p>
      <text:p text:style-name="P26">- MQTT,</text:p>
      <text:p text:style-name="P26">- HTML &amp; REST</text:p>
      <text:p text:style-name="P26">- MySQL</text:p>
      <text:p text:style-name="P27">- Redundan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0:33:50.528000000</meta:creation-date>
    <dc:date>2019-01-21T11:01:28.535000000</dc:date>
    <meta:editing-duration>PT42M18S</meta:editing-duration>
    <meta:editing-cycles>19</meta:editing-cycles>
    <meta:generator>LibreOffice/6.0.3.2$Windows_X86_64 LibreOffice_project/8f48d515416608e3a835360314dac7e47fd0b821</meta:generator>
    <meta:document-statistic meta:table-count="1" meta:image-count="0" meta:object-count="0" meta:page-count="2" meta:paragraph-count="57" meta:word-count="545" meta:character-count="3954" meta:non-whitespace-character-count="3456"/>
  </office:meta>
</office:document-meta>
</file>